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452cm" fo:margin-left="0.635cm" table:align="left" style:writing-mode="lr-tb"/>
    </style:style>
    <style:style style:name="Tabela2.A" style:family="table-column">
      <style:table-column-properties style:column-width="7.62cm"/>
    </style:style>
    <style:style style:name="Tabela2.B" style:family="table-column">
      <style:table-column-properties style:column-width="7.832cm"/>
    </style:style>
    <style:style style:name="Tabela2.1" style:family="table-row">
      <style:table-row-properties style:min-row-height="2.297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.198cm" style:keep-together="true" fo:keep-together="auto"/>
    </style:style>
    <style:style style:name="Tabela3" style:family="table">
      <style:table-properties style:width="15.49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7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le1" style:family="table">
      <style:table-properties style:width="7.652cm" fo:margin-left="0.635cm" fo:margin-right="8.595cm" table:align="margins" style:writing-mode="lr-tb"/>
    </style:style>
    <style:style style:name="Table1.A" style:family="table-column">
      <style:table-column-properties style:column-width="7.652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Corpo_20_de_20_texto_20_2">
      <style:paragraph-properties fo:margin-left="1.693cm" fo:margin-right="0cm" fo:margin-top="0cm" fo:margin-bottom="0cm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Text_20_body">
      <style:paragraph-properties fo:margin-left="1.693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2" style:family="paragraph" style:parent-style-name="Text_20_body">
      <style:paragraph-properties fo:margin-left="1.48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3" style:family="paragraph" style:parent-style-name="Corpo_20_de_20_texto_20_2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</style:style>
    <style:style style:name="P14" style:family="paragraph" style:parent-style-name="Corpo_20_de_20_texto_20_2">
      <style:paragraph-properties fo:margin-left="1.69cm" fo:margin-right="0cm" fo:margin-top="0cm" fo:margin-bottom="0cm" fo:line-height="100%" fo:text-indent="0cm" style:auto-text-indent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Text_20_body">
      <style:paragraph-properties fo:margin-left="1.69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Corpo_20_de_20_texto_20_2">
      <style:paragraph-properties fo:margin-left="1.69cm" fo:margin-right="0cm" fo:margin-top="0cm" fo:margin-bottom="0.42cm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Contents_20_3">
      <style:paragraph-properties>
        <style:tab-stops>
          <style:tab-stop style:position="1.482cm"/>
          <style:tab-stop style:position="16.868cm" style:type="right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1.482cm" fo:margin-right="0cm" fo:text-align="justify" style:justify-single-word="false" fo:text-indent="0cm" style:auto-text-indent="false"/>
    </style:style>
    <style:style style:name="P19" style:family="paragraph" style:parent-style-name="Text_20_body">
      <style:paragraph-properties fo:margin-left="1.482cm" fo:margin-right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Standard">
      <style:text-properties style:language-asian="en" style:country-asian="US"/>
    </style:style>
    <style:style style:name="P2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fo:language="en" fo:country="US" style:language-asian="en" style:country-asian="US"/>
    </style:style>
    <style:style style:name="P24" style:family="paragraph" style:parent-style-name="Standard">
      <style:paragraph-properties>
        <style:tab-stops>
          <style:tab-stop style:position="1.693cm"/>
        </style:tab-stops>
      </style:paragraph-properties>
    </style:style>
    <style:style style:name="P25" style:family="paragraph" style:parent-style-name="Standard">
      <style:paragraph-properties>
        <style:tab-stops>
          <style:tab-stop style:position="1.90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2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8" style:family="paragraph" style:parent-style-name="Title">
      <style:paragraph-properties fo:margin-top="0.212cm" fo:margin-bottom="0cm" fo:text-align="end" style:justify-single-word="false"/>
    </style:style>
    <style:style style:name="P29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0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32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3" style:family="paragraph" style:parent-style-name="Title">
      <style:paragraph-properties fo:break-before="page">
        <style:tab-stops>
          <style:tab-stop style:position="0.847cm"/>
          <style:tab-stop style:position="16.868cm" style:type="right" style:leader-style="dotted" style:leader-text="."/>
        </style:tab-stops>
      </style:paragraph-properties>
      <style:text-properties fo:language="pt" fo:country="BR"/>
    </style:style>
    <style:style style:name="P34" style:family="paragraph" style:parent-style-name="Standard">
      <style:paragraph-properties fo:margin-left="0.635cm" fo:margin-right="0cm" fo:text-indent="0cm" style:auto-text-indent="false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3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38" style:family="paragraph" style:parent-style-name="RUP_20_Tabela">
      <style:paragraph-properties style:snap-to-layout-grid="false"/>
      <style:text-properties fo:language="pt" fo:country="BR"/>
    </style:style>
    <style:style style:name="P39" style:family="paragraph" style:parent-style-name="RUP_20_Tabela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40" style:family="paragraph" style:parent-style-name="RUP_20_Tabela">
      <style:paragraph-properties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42" style:family="paragraph" style:parent-style-name="RUP_20_Tabela">
      <style:paragraph-properties fo:keep-together="always" fo:keep-with-next="always"/>
      <style:text-properties fo:language="pt" fo:country="BR"/>
    </style:style>
    <style:style style:name="P4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4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45" style:family="paragraph" style:parent-style-name="Title">
      <style:paragraph-properties fo:text-align="end" style:justify-single-word="false"/>
      <style:text-properties fo:language="pt" fo:country="BR"/>
    </style:style>
    <style:style style:name="P4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9" style:family="paragraph" style:parent-style-name="Title">
      <style:paragraph-properties fo:margin-left="0.635cm" fo:margin-right="0cm" fo:text-align="justify" style:justify-single-word="false" fo:text-indent="0.212cm" style:auto-text-indent="false"/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P50" style:family="paragraph" style:parent-style-name="Standard">
      <style:paragraph-properties fo:margin-left="1.259cm" fo:margin-right="0cm" fo:margin-top="0cm" fo:margin-bottom="0.106cm" fo:text-align="justify" style:justify-single-word="false" fo:text-indent="-0.63cm" style:auto-text-indent="false">
        <style:tab-stops>
          <style:tab-stop style:position="1.693cm"/>
        </style:tab-stops>
      </style:paragraph-properties>
    </style:style>
    <style:style style:name="P5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52" style:family="paragraph" style:parent-style-name="Com_20_marcadores_20_2">
      <style:paragraph-properties fo:margin-left="1.693cm" fo:margin-right="0cm" fo:margin-top="0.106cm" fo:margin-bottom="0.106cm" fo:text-indent="0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/>
    </style:style>
    <style:style style:name="P53" style:family="paragraph" style:parent-style-name="Com_20_marcadores_20_2" style:list-style-name="">
      <style:paragraph-properties fo:margin-left="1.693cm" fo:margin-right="0cm" fo:margin-top="0.106cm" fo:margin-bottom="0.106cm" fo:text-indent="0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/>
    </style:style>
    <style:style style:name="P54" style:family="paragraph" style:parent-style-name="Corpo_20_de_20_texto_20_2">
      <style:paragraph-properties fo:margin-left="1.69cm" fo:margin-right="0cm" fo:margin-top="0cm" fo:margin-bottom="0.42cm" fo:line-height="10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55" style:family="paragraph" style:parent-style-name="Corpo_20_de_20_texto_20_2" style:list-style-name="WW8Num5">
      <style:paragraph-properties fo:margin-left="1.69cm" fo:margin-right="0cm" fo:margin-top="0cm" fo:margin-bottom="0cm" fo:line-height="100%" fo:text-indent="0cm" style:auto-text-indent="false" style:text-autospace="none" style:punctuation-wrap="simple" style:vertical-align="baseline">
        <style:tab-stops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6" style:family="paragraph" style:parent-style-name="Corpo_20_de_20_texto_20_2" style:list-style-name="WW8Num32">
      <style:paragraph-properties fo:margin-left="1.693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693cm"/>
          <style:tab-stop style:position="2.11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Corpo_20_de_20_texto_20_2" style:list-style-name="WW8Num32">
      <style:paragraph-properties fo:margin-left="2.54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Corpo_20_de_20_texto_20_2" style:list-style-name="WW8Num32">
      <style:paragraph-properties fo:margin-left="2.54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693cm"/>
          <style:tab-stop style:position="2.117cm"/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Corpo_20_de_20_texto_20_2" style:list-style-name="WW8Num32">
      <style:paragraph-properties fo:margin-left="2.963cm" fo:margin-right="0cm" fo:margin-top="0cm" fo:margin-bottom="0.423cm" fo:line-height="100%" fo:text-indent="-0.423cm" style:auto-text-indent="false" style:text-autospace="none" style:punctuation-wrap="simple" style:vertical-align="baselin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0" style:family="paragraph" style:parent-style-name="Heading_20_3" style:list-style-name="WW8Num20">
      <style:paragraph-properties>
        <style:tab-stops>
          <style:tab-stop style:position="1.693cm"/>
        </style:tab-stops>
      </style:paragraph-properties>
    </style:style>
    <style:style style:name="P61" style:family="paragraph" style:parent-style-name="Heading_20_3" style:list-style-name="WW8Num20">
      <style:paragraph-properties fo:margin-left="1.27cm" fo:margin-right="0cm" fo:text-indent="-0.635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62" style:family="paragraph" style:parent-style-name="Heading_20_3" style:list-style-name="WW8Num20">
      <style:paragraph-properties fo:margin-left="1.27cm" fo:margin-right="0cm" fo:text-align="justify" style:justify-single-word="false" fo:text-indent="-0.635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63" style:family="paragraph" style:parent-style-name="Heading_20_3" style:list-style-name="WW8Num20">
      <style:paragraph-properties fo:margin-left="1.259cm" fo:margin-right="0cm" fo:margin-top="0.212cm" fo:margin-bottom="0.106cm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64" style:family="paragraph" style:parent-style-name="Heading_20_3" style:list-style-name="WW8Num20">
      <style:paragraph-properties fo:margin-left="1.259cm" fo:margin-right="0cm" fo:margin-top="0cm" fo:margin-bottom="0.106cm" fo:text-align="justify" style:justify-single-word="false" fo:text-indent="-0.63cm" style:auto-text-indent="false">
        <style:tab-stops>
          <style:tab-stop style:position="1.693cm"/>
        </style:tab-stops>
      </style:paragraph-properties>
      <style:text-properties fo:font-size="12pt" style:font-size-asian="12pt" style:font-size-complex="12pt"/>
    </style:style>
    <style:style style:name="P65" style:family="paragraph" style:parent-style-name="Heading_20_3" style:list-style-name="WW8Num20">
      <style:paragraph-properties fo:margin-left="1.259cm" fo:margin-right="0cm" fo:margin-top="0cm" fo:margin-bottom="0.106cm" fo:text-indent="-0.63cm" style:auto-text-indent="false">
        <style:tab-stops>
          <style:tab-stop style:position="1.482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Heading_20_3" style:list-style-name="WW8Num1">
      <style:paragraph-properties fo:margin-left="1.482cm" fo:margin-right="0cm" fo:text-indent="-0.847cm" style:auto-text-indent="false">
        <style:tab-stops>
          <style:tab-stop style:position="1.058cm"/>
        </style:tab-stops>
      </style:paragraph-properties>
      <style:text-properties fo:font-size="12pt" style:font-size-asian="12pt" style:font-size-complex="12pt"/>
    </style:style>
    <style:style style:name="P67" style:family="paragraph" style:parent-style-name="Heading_20_3" style:list-style-name="WW8Num1">
      <style:paragraph-properties fo:margin-left="1.482cm" fo:margin-right="0cm" fo:text-indent="-0.847cm" style:auto-text-indent="false"/>
      <style:text-properties fo:font-size="12pt" style:font-size-asian="12pt" style:font-size-complex="12pt"/>
    </style:style>
    <style:style style:name="P68" style:family="paragraph" style:parent-style-name="Heading_20_3" style:list-style-name="WW8Num1">
      <style:paragraph-properties fo:margin-left="1.482cm" fo:margin-right="0cm" fo:margin-top="0cm" fo:margin-bottom="0.106cm" fo:text-indent="-0.847cm" style:auto-text-indent="false"/>
    </style:style>
    <style:style style:name="P69" style:family="paragraph" style:parent-style-name="Heading_20_6">
      <style:paragraph-properties fo:margin-left="1.693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70" style:family="paragraph" style:parent-style-name="Heading_20_1" style:list-style-name="WW8Num20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Heading_20_1" style:list-style-name="WW8Num20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3" style:family="paragraph" style:parent-style-name="Standard">
      <style:paragraph-properties fo:margin-left="1.69cm" fo:margin-right="0cm" fo:margin-top="0.106cm" fo:margin-bottom="0.106cm" fo:text-indent="0cm" style:auto-text-indent="false">
        <style:tab-stops>
          <style:tab-stop style:position="1.693cm"/>
        </style:tab-stops>
      </style:paragraph-properties>
      <style:text-properties style:font-name="Arial" fo:font-size="10pt" fo:language="pt" fo:country="BR" fo:font-style="normal" style:font-size-asian="10pt" style:font-style-asian="normal" style:font-name-complex="Arial" style:font-size-complex="10pt"/>
    </style:style>
    <style:style style:name="P74" style:family="paragraph" style:parent-style-name="Standard">
      <style:paragraph-properties fo:margin-left="0.635cm" fo:margin-right="0cm" fo:text-indent="0cm" style:auto-text-indent="false"/>
      <style:text-properties style:font-name="Arial" fo:font-size="10pt" style:font-size-asian="10pt" style:font-name-complex="Arial" style:font-size-complex="10pt" style:font-style-complex="italic"/>
    </style:style>
    <style:style style:name="P75" style:family="paragraph" style:parent-style-name="Text_20_body" style:list-style-name="L2">
      <style:text-properties style:font-name="Arial" fo:font-size="10pt" fo:language="pt" fo:country="BR" style:font-size-asian="10pt" style:font-name-complex="Arial"/>
    </style:style>
    <style:style style:name="P76" style:family="paragraph" style:parent-style-name="Text_20_body" style:list-style-name="L3">
      <style:text-properties style:font-name="Arial" fo:font-size="10pt" fo:language="pt" fo:country="BR" style:font-size-asian="10pt" style:font-name-complex="Arial"/>
    </style:style>
    <style:style style:name="P77" style:family="paragraph" style:parent-style-name="Text_20_body">
      <style:paragraph-properties fo:margin-left="2.346cm" fo:margin-right="0cm" fo:margin-top="0cm" fo:margin-bottom="0cm" fo:text-align="justify" style:justify-single-word="false" fo:text-indent="-0.644cm" style:auto-text-indent="false">
        <style:tab-stops>
          <style:tab-stop style:position="2.37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8" style:family="paragraph" style:parent-style-name="Text_20_body" style:list-style-name="L1">
      <style:paragraph-properties fo:margin-left="2.346cm" fo:margin-right="0cm" fo:margin-top="0cm" fo:margin-bottom="0cm" fo:text-align="justify" style:justify-single-word="false" fo:text-indent="-0.644cm" style:auto-text-indent="false">
        <style:tab-stops>
          <style:tab-stop style:position="2.37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79" style:family="paragraph" style:parent-style-name="Text_20_body">
      <style:paragraph-properties fo:margin-left="1.482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80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pt" fo:country="BR" style:font-size-asian="10pt" style:language-asian="zxx" style:country-asian="none" style:font-name-complex="Arial"/>
    </style:style>
    <style:style style:name="T8" style:family="text">
      <style:text-properties style:font-name="Arial" fo:font-size="10pt" fo:language="pt" fo:country="BR" style:font-size-asian="10pt" style:font-name-complex="Arial"/>
    </style:style>
    <style:style style:name="T9" style:family="text">
      <style:text-properties fo:color="#0000ff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.116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45"/>
      <text:p text:style-name="P45"/>
      <text:p text:style-name="P45"/>
      <text:p text:style-name="P20"/>
      <text:p text:style-name="P46">Plano de Comunicação</text:p>
      <text:p text:style-name="P26"/>
      <text:p text:style-name="P21"/>
      <text:p text:style-name="P21"/>
      <text:p text:style-name="P21"/>
      <text:p text:style-name="P21"/>
      <text:p text:style-name="P46">Sistema de Cadastro e Controle para Consultório Odontológico - Versão 1.0</text:p>
      <text:p text:style-name="P29">OpenOdonto - Release 1.0</text:p>
      <text:p text:style-name="P21"/>
      <text:p text:style-name="P21"/>
      <text:p text:style-name="P21"/>
      <text:p text:style-name="P21"/>
      <text:p text:style-name="P21"/>
      <text:p text:style-name="P28"><text:span text:style-name="T4">Versão do Documento:</text:span><text:span text:style-name="T5"> 1.0</text:span></text:p>
      <text:p text:style-name="P21"/>
      <text:p text:style-name="P21"/>
      <text:p text:style-name="P21"/>
      <text:p text:style-name="P30"/>
      <text:p text:style-name="P47"/>
      <text:section text:style-name="Sect1" text:name="Seção1">
        <text:p text:style-name="Standard"/>
      </text:section>
      <text:section text:style-name="Sect2" text:name="Seção2">
        <text:p text:style-name="P22"/>
        <text:p text:style-name="P31">Histórico de Revisão</text:p>
        <text:p text:style-name="Standard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36">Data</text:p>
            </table:table-cell>
            <table:table-cell table:style-name="Tabela1.A1" office:value-type="string">
              <text:p text:style-name="P41">Versão do Documento</text:p>
            </table:table-cell>
            <table:table-cell table:style-name="Tabela1.A1" office:value-type="string">
              <text:p text:style-name="P36">Descrição</text:p>
            </table:table-cell>
            <table:table-cell table:style-name="Tabela1.D1" office:value-type="string">
              <text:p text:style-name="P36">Autor</text:p>
            </table:table-cell>
          </table:table-row>
          <table:table-row table:style-name="Tabela1.1">
            <table:table-cell table:style-name="Tabela1.A2" office:value-type="string">
              <text:p text:style-name="P37">20/08/2010</text:p>
            </table:table-cell>
            <table:table-cell table:style-name="Tabela1.A2" office:value-type="string">
              <text:p text:style-name="P37">1.0</text:p>
            </table:table-cell>
            <table:table-cell table:style-name="Tabela1.A2" office:value-type="string">
              <text:p text:style-name="P38">Elaboração do documento.</text:p>
            </table:table-cell>
            <table:table-cell table:style-name="Tabela1.D2" office:value-type="string">
              <text:p text:style-name="P37">Amanda Barbosa Silva</text:p>
            </table:table-cell>
          </table:table-row>
        </table:table>
        <text:p text:style-name="Standard"/>
        <text:p text:style-name="Standard"/>
        <text:p text:style-name="P48"/>
        <text:p text:style-name="Standard"/>
        <text:p text:style-name="P32">Sumário</text:p>
        <text:p text:style-name="P23"/>
        <text:p text:style-name="P23"/>
        <text:table-of-content text:style-name="Sect3" text:name="Sumário1">
          <text:table-of-content-source text:outline-level="3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6.868cm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.482cm" style:leader-char=" " style:with-tab="false"/>
              <text:index-entry-tab-stop style:type="left" style:position="16.868cm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  <text:index-source-styles text:outline-level="2">
              <text:index-source-style text:style-name="Título_20_3_20__2b__20_13_20_pt"/>
            </text:index-source-styles>
          </text:table-of-content-source>
          <text:index-body>
            <text:p text:style-name="P35"><text:a xlink:type="simple" xlink:href="#1.Introdução|outline">1.Introdução<text:tab/>4</text:a></text:p>
            <text:p text:style-name="P17"><text:a xlink:type="simple" xlink:href="#1.1.1.Finalidade|outline">1.1.1Finalidade<text:tab/>4</text:a></text:p>
            <text:p text:style-name="P17"><text:a xlink:type="simple" xlink:href="#1.1.2.Escopo|outline">1.1.2Escopo<text:tab/>4</text:a></text:p>
            <text:p text:style-name="P17"><text:a xlink:type="simple" xlink:href="#1.1.3.Definições |outline">1.1.3Definições <text:tab/>4</text:a></text:p>
            <text:p text:style-name="P17"><text:a xlink:type="simple" xlink:href="#1.1.4.Suposições|outline">1.1.4Suposições<text:tab/></text:a><text:span text:style-name="T9">4</text:span></text:p>
            <text:p text:style-name="P17"><text:a xlink:type="simple" xlink:href="#1.1.5.Dependências|outline">1.1.5Dependências<text:tab/></text:a><text:span text:style-name="T9">4</text:span></text:p>
            <text:p text:style-name="P17"><text:a xlink:type="simple" xlink:href="#1.1.6.Documentos relacionados|outline"><text:span text:style-name="T9">1.1.6Documentos relacionados<text:tab/></text:span></text:a><text:span text:style-name="T9">4</text:span></text:p>
            <text:p text:style-name="P35"><text:a xlink:type="simple" xlink:href="#2.Descrição|outline"><text:span text:style-name="T9">2.Descrição<text:tab/></text:span></text:a><text:span text:style-name="T9">5</text:span></text:p>
            <text:p text:style-name="P17"><text:a xlink:type="simple" xlink:href="#2.1.1.Descrição dos processos de gerenciamento das comunicações|outline"><text:span text:style-name="T9">2.1.1Descrição dos processos de gerenciamento das comunicações<text:tab/></text:span></text:a><text:span text:style-name="T9">5</text:span></text:p>
            <text:p text:style-name="P17"><text:a xlink:type="simple" xlink:href="#2.1.2.Eventos de comunicação|outline"><text:span text:style-name="T9">2.1.2Eventos de comunicação<text:tab/></text:span></text:a><text:span text:style-name="T9">5</text:span></text:p>
            <text:p text:style-name="P17"><text:a xlink:type="simple" xlink:href="#2.1.3.Atas de Reunião |outline"><text:span text:style-name="T9">2.1.3Atas de Reunião <text:tab/></text:span></text:a><text:span text:style-name="T9">5</text:span></text:p>
            <text:p text:style-name="P17"><text:a xlink:type="simple" xlink:href="#1.1.1.Relatórios do Projeto |outline"><text:span text:style-name="T9">2.4.1Relatórios do Projeto <text:tab/></text:span></text:a><text:span text:style-name="T9">5</text:span></text:p>
            <text:p text:style-name="P17"><text:a xlink:type="simple" xlink:href="#1.1.2.Ambiente Técnico e estrutura de armazenamento e distribuição da informação|outline"><text:span text:style-name="T9">2.4.2Ambiente Técnico e estrutura de armazenamento e distribuição da informação<text:tab/></text:span></text:a><text:span text:style-name="T9">7</text:span></text:p>
            <text:p text:style-name="P17"><text:a xlink:type="simple" xlink:href="#1.1.3.Responsáveis |outline"><text:span text:style-name="T9">2.4.3Responsáveis <text:tab/></text:span></text:a><text:span text:style-name="T9">7</text:span></text:p>
            <text:p text:style-name="P35"><text:a xlink:type="simple" xlink:href="#3.Assinaturas|outline"><text:span text:style-name="T9">3.Assinaturas<text:tab/></text:span></text:a><text:span text:style-name="T9">8</text:span></text:p>
          </text:index-body>
        </text:table-of-content>
        <text:p text:style-name="P33">Plano de Comunicação</text:p>
        <text:p text:style-name="Standard"/>
        <text:list xml:id="list38144715" text:style-name="WW8Num20">
          <text:list-item>
            <text:h text:style-name="P70" text:outline-level="1">Introdução</text:h>
            <text:list>
              <text:list-item>
                <text:list>
                  <text:list-item>
                    <text:h text:style-name="P61" text:outline-level="3">Finalidade</text:h>
                  </text:list-item>
                </text:list>
              </text:list-item>
            </text:list>
          </text:list-item>
        </text:list>
        <text:p text:style-name="Standard"/>
        <text:p text:style-name="P10">Este documento descreve os meios como <text:s/>informação a respeito do projeto serão disseminados entre as pessoas envolvidas na elaboração do projeto e o contratante. <text:s/>Identifica a natureza da informação, do público alvo, dos meios de uma comunicação, e do sincronismo.</text:p>
        <text:p text:style-name="Standard"/>
        <text:list xml:id="list38171355" text:continue-numbering="true" text:style-name="WW8Num20">
          <text:list-item>
            <text:list>
              <text:list-item>
                <text:list>
                  <text:list-item>
                    <text:h text:style-name="P61" text:outline-level="3">Escopo</text:h>
                  </text:list-item>
                </text:list>
              </text:list-item>
            </text:list>
          </text:list-item>
        </text:list>
        <text:p text:style-name="Standard"/>
        <text:p text:style-name="P24"><text:tab/><text:span text:style-name="T6">O seguinte público alvo está incluído:</text:span></text:p>
        <text:list xml:id="list38134776" text:style-name="WW8Num21">
          <text:list-item>
            <text:p text:style-name="P52">O contratante.</text:p>
          </text:list-item>
          <text:list-item>
            <text:p text:style-name="P52">Os envolvidos no projeto por parte do contratado.</text:p>
          </text:list-item>
        </text:list>
        <text:p text:style-name="P53"/>
        <text:p text:style-name="P73">Todo e qualquer tipo de informação produzida referente ao projeto estará disponível em um servidor svn, onde contratante e contratado poderão ter acesso. Esse acesso será via internet.</text:p>
        <text:p text:style-name="P25"/>
        <text:list xml:id="list38158684" text:continue-list="list38171355" text:style-name="WW8Num20">
          <text:list-item>
            <text:list>
              <text:list-item>
                <text:list>
                  <text:list-item>
                    <text:h text:style-name="P61" text:outline-level="3">Definições </text:h>
                  </text:list-item>
                </text:list>
              </text:list-item>
            </text:list>
          </text:list-item>
        </text:list>
        <text:p text:style-name="Standard"/>
        <text:list xml:id="list38145667" text:style-name="L1">
          <text:list-item>
            <text:p text:style-name="P78">Contratante – Cliente.</text:p>
          </text:list-item>
          <text:list-item>
            <text:p text:style-name="P78">Contratado – equipe responsável pelo projeto (analistas, desenvolvedores, DBA, gerente de projeto).</text:p>
          </text:list-item>
          <text:list-item>
            <text:p text:style-name="P78">Servidor svn Google Code – local onde está disponível tudo o que é produzido do projeto. Trabalha por meio de versões, sendo possível verificar versões anteriores de documentos e códigos-fontes compartilhados.</text:p>
          </text:list-item>
        </text:list>
        <text:p text:style-name="P77"/>
        <text:list xml:id="list38152093" text:continue-list="list38158684" text:style-name="WW8Num20">
          <text:list-item>
            <text:list>
              <text:list-item>
                <text:list>
                  <text:list-item>
                    <text:h text:style-name="P60" text:outline-level="3"><text:s/>Suposições</text:h>
                  </text:list-item>
                </text:list>
              </text:list-item>
            </text:list>
          </text:list-item>
        </text:list>
        <text:p text:style-name="Standard"/>
        <text:p text:style-name="P11">Não aplicável a esse projeto.</text:p>
        <text:p text:style-name="P15"/>
        <text:list xml:id="list38160641" text:continue-numbering="true" text:style-name="WW8Num20">
          <text:list-item>
            <text:list>
              <text:list-item>
                <text:list>
                  <text:list-item>
                    <text:h text:style-name="P63" text:outline-level="3">Dependências</text:h>
                  </text:list-item>
                </text:list>
              </text:list-item>
            </text:list>
          </text:list-item>
        </text:list>
        <text:p text:style-name="Standard"/>
        <text:p text:style-name="P11">A conclusão do sistema depende da cooperação do cliente com a participação em reuniões, homologação, e conhecimento do negócio. Além dos responsáveis pelo projeto, analista, desenvolvedores, DBA e gerente de projeto cumprindo com suas tarefas no prazo determinado.</text:p>
        <text:p text:style-name="P11">O sistema depende também da internet e da disponibilização do servidor Google Code onde é centralizada toda a informação referente ao projeto.</text:p>
        <text:p text:style-name="P15"/>
        <text:list xml:id="list38161431" text:continue-numbering="true" text:style-name="WW8Num20">
          <text:list-item>
            <text:list>
              <text:list-item>
                <text:list>
                  <text:list-item>
                    <text:h text:style-name="P63" text:outline-level="3">Documentos relacionados</text:h>
                  </text:list-item>
                </text:list>
              </text:list-item>
            </text:list>
          </text:list-item>
        </text:list>
        <text:p text:style-name="P15"/>
        <text:p text:style-name="P11">Termo de Abertura SCO.odt – Versão 3.0 – publicado em 14/08/2010 por Rafael Vieira de Almeida. Documento disponível no servidor.</text:p>
        <text:p text:style-name="P11"/>
        <text:list xml:id="list38150660" text:continue-numbering="true" text:style-name="WW8Num20">
          <text:list-item>
            <text:h text:style-name="P70" text:outline-level="1"><text:soft-page-break/>Descrição</text:h>
          </text:list-item>
        </text:list>
        <text:p text:style-name="Standard"/>
        <text:list xml:id="list38142946" text:continue-numbering="true" text:style-name="WW8Num20">
          <text:list-item>
            <text:list>
              <text:list-item>
                <text:list>
                  <text:list-item>
                    <text:h text:style-name="P64" text:outline-level="3">Descrição dos processos de gerenciamento das comunicações</text:h>
                  </text:list-item>
                </text:list>
              </text:list-item>
            </text:list>
          </text:list-item>
        </text:list>
        <text:p text:style-name="P50"/>
        <text:p text:style-name="P16">O gerenciamento das comunicações do projeto será realizado através de publicações no servidor, onde as informações são centralizadas. Permitindo acessar versões mais antigas e atuais das informações.</text:p>
        <text:p text:style-name="P16">Todas as informações do projeto devem ser atualizadas de modo constante no site do projeto, incluindo as atualizações diárias nos custos e nos prazos.</text:p>
        <text:list xml:id="list38170569" text:continue-numbering="true" text:style-name="WW8Num20">
          <text:list-item>
            <text:list>
              <text:list-item>
                <text:list>
                  <text:list-item>
                    <text:h text:style-name="P62" text:outline-level="3">Eventos de comunicação</text:h>
                  </text:list-item>
                </text:list>
              </text:list-item>
            </text:list>
          </text:list-item>
        </text:list>
        <text:p text:style-name="P34"/>
        <text:p text:style-name="P18"><text:span text:style-name="T7">Forneça uma tabela que detalhe a seqüência de eventos envolvidos na distribuição das mensagens de comunicação. </text:span><text:span text:style-name="T8"><text:s/>Informando o objetivo, metodologia, responsável, envolvidos, data e horário e duração.</text:span></text:p>
        <text:h text:style-name="P69" text:outline-level="6">Exemplo</text:h>
        <text:list xml:id="list38140995" text:style-name="WW8Num32">
          <text:list-item>
            <text:p text:style-name="P56">Produção documental e Codificação</text:p>
            <text:list>
              <text:list-item>
                <text:p text:style-name="P57">Objetivo – Desenvolvimento do projeto em iterações. A cada novo documento e/ou requisito implementado o servidor é atualizado, permitindo que todos os interessados tenham acesso e conhecimento do que está sendo feito.</text:p>
              </text:list-item>
              <text:list-item>
                <text:p text:style-name="P58">Metodologia – Disponibilização das informações no servidor para o cliente mater-se atualizado e questionar o que for necessário para devidas correções e/ou esclarecimentos.</text:p>
              </text:list-item>
              <text:list-item>
                <text:p text:style-name="P57">Responsável – responsáveis pelo projeto.</text:p>
              </text:list-item>
              <text:list-item>
                <text:p text:style-name="P59">Envolvidos – Todos os envolvidos na equipe do projeto.</text:p>
              </text:list-item>
              <text:list-item>
                <text:p text:style-name="P57">Data e horário – ao final de cada semana sem horário determinado.</text:p>
              </text:list-item>
              <text:list-item>
                <text:p text:style-name="P57">Duração – N/A.</text:p>
              </text:list-item>
            </text:list>
          </text:list-item>
        </text:list>
        <text:p text:style-name="P13"/>
        <text:list xml:id="list38142525" text:continue-list="list38170569" text:style-name="WW8Num20">
          <text:list-item>
            <text:list>
              <text:list-item>
                <text:list>
                  <text:list-item>
                    <text:h text:style-name="P65" text:outline-level="3">Atas de Reunião </text:h>
                  </text:list-item>
                </text:list>
              </text:list-item>
            </text:list>
          </text:list-item>
        </text:list>
        <text:p text:style-name="P74"/>
        <text:p text:style-name="P14">As reuniões realizadas com o cliente que possam alterar o projeto deverão apresentar ata de reunião com, no mínimo, os seguintes dados:</text:p>
        <text:p text:style-name="P14"/>
        <text:list xml:id="list38128667" text:style-name="WW8Num5">
          <text:list-item>
            <text:p text:style-name="P55">Lista de presença</text:p>
          </text:list-item>
          <text:list-item>
            <text:p text:style-name="P55">Pauta</text:p>
          </text:list-item>
          <text:list-item>
            <text:p text:style-name="P55">Decisões tomadas</text:p>
          </text:list-item>
          <text:list-item>
            <text:p text:style-name="P55">Pendências não solucionadas</text:p>
          </text:list-item>
          <text:list-item>
            <text:p text:style-name="P55">Aprovações</text:p>
            <text:p text:style-name="P55"/>
          </text:list-item>
        </text:list>
        <text:list xml:id="list38151107" text:style-name="WW8Num1">
          <text:list-item>
            <text:list>
              <text:list-item>
                <text:list>
                  <text:list-item>
                    <text:h text:style-name="P66" text:outline-level="3">Relatórios do Projeto </text:h>
                  </text:list-item>
                </text:list>
              </text:list-item>
            </text:list>
          </text:list-item>
        </text:list>
        <text:p text:style-name="Standard"/>
        <text:p text:style-name="P19">Relatório de Acompanhamento:</text:p>
        <text:list xml:id="list38134784" text:style-name="L2">
          <text:list-item>
            <text:p text:style-name="P75">Objetivo: apresentar ao cliente como está o andamento de sistema. O que está atrasado, o que está em dia e o que está em andamento.</text:p>
          </text:list-item>
          <text:list-item>
            <text:p text:style-name="P75">Periodicidade: bimestral.</text:p>
          </text:list-item>
          <text:list-item>
            <text:p text:style-name="P75"><text:soft-page-break/>Responsável: Amanda Barbosa Silva.</text:p>
            <text:p text:style-name="P75"/>
          </text:list-item>
        </text:list>
        <text:list xml:id="list38168669" text:continue-list="list38151107" text:style-name="WW8Num1">
          <text:list-item>
            <text:list>
              <text:list-item>
                <text:list>
                  <text:list-item>
                    <text:h text:style-name="P67" text:outline-level="3">Ambiente Técnico e estrutura de armazenamento e distribuição da informação</text:h>
                  </text:list-item>
                </text:list>
              </text:list-item>
            </text:list>
          </text:list-item>
        </text:list>
        <text:p text:style-name="P34"/>
        <text:p text:style-name="P79">A estrutura de armazenamento e distribuição da informação será realizada integralmente pela internet através do servidor Google Code.</text:p>
        <text:p text:style-name="P79">O ambiente permitirá que o interessado realize checkout de todas as informações compatilhadas do projeto em sua máquina. Podendo sempre estar atualizado com o que foi compartilhado pelos responsáveis pelo projeto. Somente administradores do projeto podem compartilhar dados.</text:p>
        <text:p text:style-name="P12"/>
        <text:list xml:id="list38157760" text:continue-numbering="true" text:style-name="WW8Num1">
          <text:list-item>
            <text:list>
              <text:list-item>
                <text:list>
                  <text:list-item>
                    <text:h text:style-name="P68" text:outline-level="3">Responsáveis </text:h>
                  </text:list-item>
                </text:list>
              </text:list-item>
            </text:list>
          </text:list-item>
        </text:list>
        <text:p text:style-name="P34"/>
        <text:p text:style-name="P19">Os responsáveis pelo Plano de Comunição são:</text:p>
        <text:list xml:id="list38123488" text:style-name="L3">
          <text:list-item>
            <text:p text:style-name="P76">Gerente de Projeto – Vinicius Gardênio Guimarães Rodrigues</text:p>
          </text:list-item>
          <text:list-item>
            <text:p text:style-name="P76">Analista – Amanda Barbosa Silva</text:p>
          </text:list-item>
        </text:list>
        <text:list xml:id="list38159812" text:continue-list="list38142525" text:style-name="WW8Num20">
          <text:list-item>
            <text:h text:style-name="P71" text:outline-level="1">Assinaturas</text:h>
          </text:list-item>
        </text:list>
        <text:p text:style-name="Standard"/>
        <text:p text:style-name="P49">Os abaixo assinados estão de acordo com o conteúdo do documento “Plano de Comunicação”.</text:p>
        <text:p text:style-name="RUP_20_Corpo_20_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ela2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ela2.2">
            <table:table-cell table:style-name="Tabela2.A1" office:value-type="string">
              <text:p text:style-name="P51">Amanda Barbosa Silva</text:p>
              <text:p text:style-name="P40">Analista Líder e Desenvolvedor</text:p>
            </table:table-cell>
            <table:table-cell table:style-name="Tabela2.A1" office:value-type="string">
              <text:p text:style-name="P51">Fábio José de Souza</text:p>
              <text:p text:style-name="P40">Analista Líder e Desenvolvedor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  <table:table-cell table:style-name="Tabela3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ela3.2">
            <table:table-cell table:style-name="Tabela3.A1" office:value-type="string">
              <text:p text:style-name="P51">Rafael Vieira de Almeida</text:p>
              <text:p text:style-name="P40">Analista Líder e Desenvolvedor / DBA</text:p>
            </table:table-cell>
            <table:table-cell table:style-name="Tabela3.A1" office:value-type="string">
              <text:p text:style-name="P51">Vinicius Gardênio Guimarães Rodrigues</text:p>
              <text:p text:style-name="P27">Gerente de Projeto e Desenvolvedor</text:p>
            </table:table-cell>
          </table:table-row>
        </table:table>
        <text:p text:style-name="Standard"/>
        <text:p text:style-name="Standard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43"/>
              <text:p text:style-name="P42">Data: ___/___/_____</text:p>
              <text:p text:style-name="P42"/>
              <text:p text:style-name="P42"/>
              <text:p text:style-name="P44"/>
            </table:table-cell>
          </table:table-row>
          <table:table-row table:style-name="Table1.2">
            <table:table-cell table:style-name="Table1.A1" office:value-type="string">
              <text:p text:style-name="P51">Lidia Pires Barbosa</text:p>
              <text:p text:style-name="P39">Cliente</text:p>
            </table:table-cell>
          </table:table-row>
        </table:table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212cm" fo:margin-bottom="0cm" fo:text-indent="0cm" style:auto-text-indent="false">
        <style:tab-stops>
          <style:tab-stop style:position="16.868cm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.482cm"/>
          <style:tab-stop style:position="16.868cm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0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0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0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</style:style>
    <style:style style:name="Com_20_marcadores_20_2" style:display-name="Com marcadores 2" style:family="paragraph" style:parent-style-name="Standard" style:list-style-name="WW8Num21">
      <style:paragraph-properties fo:margin-top="0cm" fo:margin-bottom="0.423cm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 style:default-outline-level="" style:list-style-name="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1.27cm" fo:margin-right="0cm" fo:margin-top="0cm" fo:margin-bottom="0.423cm" fo:line-height="100%" fo:text-indent="0cm" style:auto-text-indent="false" style:text-autospace="none" style:punctuation-wrap="simple" style:vertical-align="baseline">
        <style:tab-stops>
          <style:tab-stop style:position="1.48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1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 fo:font-size="8pt" style:font-size-asian="8pt" style:font-size-complex="8pt"/>
    </style:style>
    <style:style style:name="WW8Num25z1" style:family="text">
      <style:text-properties fo:font-size="8pt" style:font-size-asian="8pt" style:font-size-complex="8pt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" style:font-name-complex="Courier New"/>
    </style:style>
    <style:style style:name="WW8Num26z0" style:family="text">
      <style:text-properties style:font-name="Times New Roman" fo:font-size="12pt" style:font-size-asian="12pt" style:font-name-complex="Times New Roman"/>
    </style:style>
    <style:style style:name="WW8Num2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3.97cm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format="1" text:start-value="4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2.806cm" fo:text-indent="-0.635cm" fo:margin-left="12.80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4.076cm" fo:text-indent="-0.635cm" fo:margin-left="14.0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714cm" fo:text-indent="-0.714cm" fo:margin-left="0.714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0" style:num-format="1" text:start-value="4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text:list-tab-stop-position="8.678cm" fo:text-indent="-1.905cm" fo:margin-left="8.678cm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text:list-tab-stop-position="10.372cm" fo:text-indent="-1.905cm" fo:margin-left="10.372cm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text:list-tab-stop-position="12.7cm" fo:text-indent="-2.54cm" fo:margin-left="12.7cm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text:list-tab-stop-position="14.393cm" fo:text-indent="-2.54cm" fo:margin-left="14.393cm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text:list-tab-stop-position="16.722cm" fo:text-indent="-3.175cm" fo:margin-left="16.7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291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lano de Comunicação</text:span><text:span text:style-name="Page_20_Number"><text:span text:style-name="MT3"><text:tab/></text:span></text:span><text:span text:style-name="Page_20_Number"><text:span text:style-name="MT2">mds - pco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51:54.68</meta:creation-date>
    <meta:editing-cycles>17</meta:editing-cycles>
    <meta:editing-duration>PT02H26M17S</meta:editing-duration>
    <meta:initial-creator>Lena Lúcia de Moraes</meta:initial-creator>
    <meta:generator>OpenOffice.org/3.2$Win32 OpenOffice.org_project/320m18$Build-9502</meta:generator>
    <dc:date>2010-08-21T18:04:01.22</dc:date>
    <dc:creator>Amanda Barbosa Silva</dc:creator>
    <meta:document-statistic meta:table-count="5" meta:image-count="2" meta:object-count="0" meta:page-count="7" meta:paragraph-count="105" meta:word-count="773" meta:character-count="5544"/>
  </office:meta>
</office:document-meta>
</file>